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Informal Roman" svg:font-family="'Informal Roman'" style:font-family-generic="script" style:font-pitch="variable"/>
    <style:font-face style:name="Arial" svg:font-family="Arial" style:font-family-generic="swiss" style:font-pitch="variable"/>
    <style:font-face style:name="DejaVu Serif" svg:font-family="'DejaVu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Informal Roman"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6pt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color="#333333" fo:font-size="26pt" style:font-size-asian="26pt" style:font-size-complex="26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style:font-name="Bradley Hand ITC" fo:background-color="transparen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85cm" fo:text-indent="-0.635cm" fo:margin-left="9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155cm" fo:text-indent="-0.635cm" fo:margin-left="11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425cm" fo:text-indent="-0.635cm" fo:margin-left="12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695cm" fo:text-indent="-0.635cm" fo:margin-left="13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65cm" fo:text-indent="-0.635cm" fo:margin-left="14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5.6cm" fo:text-indent="-0.635cm" fo:margin-left="15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es catcheurs</text:span> </text:p>
      <text:p text:style-name="P2"/>
      <text:p text:style-name="P1"/>
      <text:p text:style-name="P3"><text:span text:style-name="T2">Andrew Megabaffe</text:span> et<text:span text:style-name="T2"> Fabien Grogrosbras</text:span></text:p>
      <text:p text:style-name="P3">sont des catcheurs .</text:p>
      <text:p text:style-name="P3">Ils ne mange que des épinards du gruyère (suisse)1kilo par jour et 1litre de jus de fruits.</text:p>
      <text:p text:style-name="P3"/>
      <text:p text:style-name="P3">Mais un jour ils ne peuvent <text:s/>plus</text:p>
      <text:p text:style-name="P3">manger de fromage parce-qu'ils</text:p>
      <text:p text:style-name="P3">sont fâchés contre un autre groupe. Ils font la guerre mais ils perdent le combat. </text:p>
      <text:p text:style-name="P1">Le méchant groupe leurs vole tout les épinards .Mais comme POPEY ils deviennent</text:p>
      <text:p text:style-name="P1">2fois plus fort.Andrew Mégabaffe et Fabien Grogrosbras veulent leurs revanche .Mais a cause des épinards les méchant l'emportent .</text:p>
      <text:p text:style-name="P1"/>
      <text:p text:style-name="P1">A suivre...</text:p>
      <text:p text:style-name="P1"/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Informal Roman" svg:font-family="'Informal Roman'" style:font-family-generic="script" style:font-pitch="variable"/>
    <style:font-face style:name="Arial" svg:font-family="Arial" style:font-family-generic="swiss" style:font-pitch="variable"/>
    <style:font-face style:name="DejaVu Serif" svg:font-family="'DejaVu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7T08:43:38.88</meta:creation-date>
    <dc:date>2012-02-07T10:00:58.80</dc:date>
    <meta:editing-duration>PT00H17M28S</meta:editing-duration>
    <meta:editing-cycles>6</meta:editing-cycles>
    <meta:generator>OOo4Kids/1.2$Win32 OpenOffice.org_project/120r1205$Build-122</meta:generator>
    <meta:document-statistic meta:table-count="0" meta:image-count="0" meta:object-count="0" meta:page-count="1" meta:paragraph-count="10" meta:word-count="88" meta:character-count="529"/>
  </office:meta>
</office:document-meta>
</file>